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38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19_12-46-46_000.jpg</text:p>
          </table:table-cell>
          <table:table-cell table:style-name="ce16" office:value-type="string">
            <text:p>:m 温度 / 部屋</text:p>
          </table:table-cell>
          <table:table-cell table:style-name="ce4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2]=&quot;&quot;;[.C2];CONCATENATE([.C2];&quot; / &quot;;[.E2]))" office:value-type="string" office:string-value=":m 温度 / 部屋">
            <text:p>:m 温度 / 部屋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19_13-12-56_000.jpg</text:p>
          </table:table-cell>
          <table:table-cell table:style-name="ce25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19_15-50-34_000.jpg</text:p>
          </table:table-cell>
          <table:table-cell table:style-name="ce25" office:value-type="string">
            <text:p>:m RES 1-3*3 / free# JVEMV6 44#11.3.2_5 / 44. currency / 11. prog-mt4 / 3. ea / 2. ea-6 / memo / <text:s/>trailing</text:p>
          </table:table-cell>
          <table:table-cell table:style-name="ce3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4]=&quot;&quot;;[.C4];CONCATENATE([.C4];&quot; / &quot;;[.E4]))" office:value-type="string" office:string-value=":m RES 1-3*3 / free# JVEMV6 44#11.3.2_5 / 44. currency / 11. prog-mt4 / 3. ea / 2. ea-6 / memo /  trailing">
            <text:p>:m RES 1-3*3 / free# JVEMV6 44#11.3.2_5 / 44. currency / 11. prog-mt4 / 3. ea / 2. ea-6 / memo / <text:s/>trailing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19_18-26-47_000.jpg</text:p>
          </table:table-cell>
          <table:table-cell table:style-name="ce25" office:value-type="string">
            <text:p>:m RES 1*1 / free# JVEMV6 37#21.4_37 / 37. miscs of miscs / 21. math&amp;physics / 4. knot-theory / ひとつえつぎ結び；Affenfaust;Wurfknoten;Ashley-Stpperknoten;Diamantknoten / N+</text:p>
          </table:table-cell>
          <table:table-cell table:style-name="ce17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5]=&quot;&quot;;[.C5];CONCATENATE([.C5];&quot; / &quot;;[.E5]))" office:value-type="string" office:string-value=":m RES 1*1 / free# JVEMV6 37#21.4_37 / 37. miscs of miscs / 21. math&amp;physics / 4. knot-theory / ひとつえつぎ結び；Affenfaust;Wurfknoten;Ashley-Stpperknoten;Diamantknoten / N+">
            <text:p>:m RES 1*1 / free# JVEMV6 37#21.4_37 / 37. miscs of miscs / 21. math&amp;physics / 4. knot-theory / ひとつえつぎ結び；Affenfaust;Wurfknoten;Ashley-Stpperknoten;Diamantknoten / N+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19_19-16-53_000.jpg</text:p>
          </table:table-cell>
          <table:table-cell table:style-name="ce25" office:value-type="string">
            <text:p>:m music / log / jap.flute / || s.1:genr=tips,for=how-to-blow:lips;form</text:p>
          </table:table-cell>
          <table:table-cell table:style-name="ce18"/>
          <table:table-cell table:style-name="ce4"/>
          <table:table-cell table:style-name="ce4" office:value-type="string">
            <text:p>N-35-35-28.614807 E-139-34-49.654541</text:p>
          </table:table-cell>
          <table:table-cell table:style-name="ce40" table:formula="of:=IF([.E6]=&quot;&quot;;[.C6];CONCATENATE([.C6];&quot; / &quot;;[.E6]))" office:value-type="string" office:string-value=":m music / log / jap.flute / || s.1:genr=tips,for=how-to-blow:lips;form">
            <text:p>:m music / log / jap.flute / || s.1:genr=tips,for=how-to-blow:lips;form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19_20-50-15_000.jpg</text:p>
          </table:table-cell>
          <table:table-cell table:style-name="ce26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19_23-40-05_000.jpg</text:p>
          </table:table-cell>
          <table:table-cell table:style-name="ce26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40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19_23-46-41_000.jpg</text:p>
          </table:table-cell>
          <table:table-cell table:style-name="ce16" office:value-type="string">
            <text:p>:m 髪の毛</text:p>
          </table:table-cell>
          <table:table-cell table:style-name="ce1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9]=&quot;&quot;;[.C9];CONCATENATE([.C9];&quot; / &quot;;[.E9]))" office:value-type="string" office:string-value=":m 髪の毛">
            <text:p>:m 髪の毛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19_23-49-14_000.jpg</text:p>
          </table:table-cell>
          <table:table-cell table:style-name="ce26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97204 E-139-34-49.324951</text:p>
          </table:table-cell>
          <table:table-cell table:style-name="ce40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19_23-57-52_000.jpg</text:p>
          </table:table-cell>
          <table:table-cell table:style-name="ce25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40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20_00-07-49_000.jpg</text:p>
          </table:table-cell>
          <table:table-cell table:style-name="ce26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40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20_00-25-02_000.jpg</text:p>
          </table:table-cell>
          <table:table-cell table:style-name="ce26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73608 E-139-34-49.105224</text:p>
          </table:table-cell>
          <table:table-cell table:style-name="ce40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20_01-54-28_000.jpg</text:p>
          </table:table-cell>
          <table:table-cell table:style-name="ce26" office:value-type="string">
            <text:p>:PHOTO 記録 / 文書 / 飲酒；時刻；推移；ストップウオッチ</text:p>
          </table:table-cell>
          <table:table-cell table:style-name="ce19"/>
          <table:table-cell table:style-name="ce4"/>
          <table:table-cell table:style-name="ce4"/>
          <table:table-cell table:style-name="ce40" table:formula="of:=IF([.E14]=&quot;&quot;;[.C14];CONCATENATE([.C14];&quot; / &quot;;[.E14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20_01-54-34_000.jpg</text:p>
          </table:table-cell>
          <table:table-cell table:style-name="ce17" office:value-type="string">
            <text:p>:PHOTO 記録 / 文書 / 飲酒；時刻；推移；ストップウオッチ</text:p>
          </table:table-cell>
          <table:table-cell table:style-name="ce17"/>
          <table:table-cell table:style-name="ce4"/>
          <table:table-cell table:style-name="ce4"/>
          <table:table-cell table:style-name="ce40" table:formula="of:=IF([.E15]=&quot;&quot;;[.C15];CONCATENATE([.C15];&quot; / &quot;;[.E15]))" office:value-type="string" office:string-value=":PHOTO 記録 / 文書 / 飲酒；時刻；推移；ストップウオッチ">
            <text:p>:PHOTO 記録 / 文書 / 飲酒；時刻；推移；ストップウオッチ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20_01-55-22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16]=&quot;&quot;;[.C16];CONCATENATE([.C16];&quot; / &quot;;[.E1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20_01-55-38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40" table:formula="of:=IF([.E17]=&quot;&quot;;[.C17];CONCATENATE([.C17];&quot; / &quot;;[.E17]))" office:value-type="string" office:string-value=":m :PHOTO 寝た時刻 / 2020">
            <text:p>:m :PHOTO 寝た時刻 / 2020</text:p>
          </table:table-cell>
          <table:table-cell table:style-name="ce4"/>
          <table:table-cell table:style-name="ce41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20_07-19-2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18"/>
          <table:table-cell table:style-name="ce4"/>
          <table:table-cell table:style-name="ce4" office:value-type="string">
            <text:p>N-35-35-28.793334 E-139-34-49.599609</text:p>
          </table:table-cell>
          <table:table-cell table:style-name="ce40" table:formula="of:=IF([.E18]=&quot;&quot;;[.C18];CONCATENATE([.C18];&quot; / &quot;;[.E1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8-20_07-40-03_000.jpg</text:p>
          </table:table-cell>
          <table:table-cell table:style-name="ce22" office:value-type="string">
            <text:p>:m :lets / action activity / やること / 人が見向きしないもの；取り組む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40" table:formula="of:=IF([.E19]=&quot;&quot;;[.C19];CONCATENATE([.C19];&quot; / &quot;;[.E19]))" office:value-type="string" office:string-value=":m :lets / action activity / やること / 人が見向きしないもの；取り組む">
            <text:p>:m :lets / action activity / やること / 人が見向きしないもの；取り組む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20_09-02-57_000.jpg</text:p>
          </table:table-cell>
          <table:table-cell table:style-name="ce28" office:value-type="string">
            <text:p>:m RES 1*1 / free# JVEMV6 37#21.5_1 / 37. miscs of miscs / 21. math&amp;physics / *** / 因数分解；意味</text:p>
          </table:table-cell>
          <table:table-cell table:style-name="ce18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40" table:formula="of:=IF([.E20]=&quot;&quot;;[.C20];CONCATENATE([.C20];&quot; / &quot;;[.E20]))" office:value-type="string" office:string-value=":m RES 1*1 / free# JVEMV6 37#21.5_1 / 37. miscs of miscs / 21. math&amp;physics / *** / 因数分解；意味">
            <text:p>:m RES 1*1 / free# JVEMV6 37#21.5_1 / 37. miscs of miscs / 21. math&amp;physics / *** / 因数分解；意味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19_19-03-25_000.mp4</text:p>
          </table:table-cell>
          <table:table-cell table:style-name="ce8" office:value-type="string">
            <text:p>:VIDEO / @自室 / 記録 / jap.flute / 演奏、play / f-2020-0819-1 / genr=f-N,for=Ef4</text:p>
          </table:table-cell>
          <table:table-cell table:style-name="ce19"/>
          <table:table-cell table:style-name="ce4"/>
          <table:table-cell table:style-name="ce4"/>
          <table:table-cell table:style-name="ce40" table:formula="of:=IF([.E21]=&quot;&quot;;[.C21];CONCATENATE([.C21];&quot; / &quot;;[.E21]))" office:value-type="string" office:string-value=":VIDEO / @自室 / 記録 / jap.flute / 演奏、play / f-2020-0819-1 / genr=f-N,for=Ef4">
            <text:p>:VIDEO / @自室 / 記録 / jap.flute / 演奏、play / f-2020-0819-1 / genr=f-N,for=Ef4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9"/>
          <table:table-cell table:style-name="ce4"/>
          <table:table-cell table:style-name="ce4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8"/>
          <table:table-cell table:style-name="ce4"/>
          <table:table-cell table:style-name="ce4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9"/>
          <table:table-cell table:style-name="ce4"/>
          <table:table-cell table:style-name="ce4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8"/>
          <table:table-cell table:style-name="ce4"/>
          <table:table-cell table:style-name="ce4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8"/>
          <table:table-cell table:style-name="ce4"/>
          <table:table-cell table:style-name="ce4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7"/>
          <table:table-cell table:style-name="ce4"/>
          <table:table-cell table:style-name="ce4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8"/>
          <table:table-cell table:style-name="ce4"/>
          <table:table-cell table:style-name="ce4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9"/>
          <table:table-cell table:style-name="ce4"/>
          <table:table-cell table:style-name="ce4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16"/>
          <table:table-cell table:style-name="ce4"/>
          <table:table-cell table:style-name="ce4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4"/>
          <table:table-cell table:style-name="ce4"/>
          <table:table-cell table:style-name="ce4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4"/>
          <table:table-cell table:style-name="ce4"/>
          <table:table-cell table:style-name="ce4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1"/>
          <table:table-cell table:style-name="ce4"/>
          <table:table-cell table:style-name="ce4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30"/>
          <table:table-cell table:style-name="ce31"/>
          <table:table-cell table:style-name="ce4"/>
          <table:table-cell table:style-name="ce4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1"/>
          <table:table-cell table:style-name="ce4"/>
          <table:table-cell table:style-name="ce4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1"/>
          <table:table-cell table:style-name="ce4"/>
          <table:table-cell table:style-name="ce4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1"/>
          <table:table-cell table:style-name="ce4"/>
          <table:table-cell table:style-name="ce4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1"/>
          <table:table-cell table:style-name="ce4"/>
          <table:table-cell table:style-name="ce4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1"/>
          <table:table-cell table:style-name="ce4"/>
          <table:table-cell table:style-name="ce4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40" table:formula="of:=IF([.E72]=&quot;&quot;;[.C72];CONCATENATE([.C72];&quot; / &quot;;[.E72]))" office:value-type="string" office:string-value="-*">
            <text:p>-*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1"/>
          <table:table-cell table:style-name="ce4"/>
          <table:table-cell table:style-name="ce4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1"/>
          <table:table-cell table:style-name="ce4"/>
          <table:table-cell table:style-name="ce4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31"/>
          <table:table-cell table:style-name="ce4"/>
          <table:table-cell table:style-name="ce4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81]=&quot;&quot;;[.C81];CONCATENATE([.C81];&quot; / &quot;;[.E81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1"/>
          <table:table-cell table:style-name="ce4"/>
          <table:table-cell table:style-name="ce4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3]=&quot;&quot;;[.C83];CONCATENATE([.C83];&quot; / &quot;;[.E83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4]=&quot;&quot;;[.C84];CONCATENATE([.C84];&quot; / &quot;;[.E84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5]=&quot;&quot;;[.C85];CONCATENATE([.C85];&quot; / &quot;;[.E85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6]=&quot;&quot;;[.C86];CONCATENATE([.C86];&quot; / &quot;;[.E86]))" office:value-type="float" office:value="0">
            <text:p>0</text:p>
          </table:table-cell>
          <table:table-cell table:style-name="ce41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4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4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40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1"/>
          <table:table-cell table:style-name="ce4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2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4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5" table:formula="of:=COUNTBLANK([.$C$2:.C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5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6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5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5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5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5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5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5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5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5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0">2020/08/20</text:date>, <text:time>10:09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20T10:09:08.64</dc:date>
    <dc:creator>iwabuchi ken</dc:creator>
    <meta:editing-duration>P24DT14H27M20S</meta:editing-duration>
    <meta:editing-cycles>9305</meta:editing-cycles>
    <meta:document-statistic meta:table-count="1" meta:cell-count="469" meta:object-count="0"/>
  </office:meta>
</office:document-meta>
</file>